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54cm" fo:min-width="7.28cm"/>
    </style:style>
    <style:style style:name="gr2" style:family="graphic" style:parent-style-name="standard">
      <style:graphic-properties draw:textarea-horizontal-align="justify" draw:textarea-vertical-align="middle" draw:auto-grow-height="false" fo:min-height="1.01cm" fo:min-width="3.971cm"/>
    </style:style>
    <style:style style:name="gr3" style:family="graphic" style:parent-style-name="standard">
      <style:graphic-properties draw:textarea-horizontal-align="justify" draw:textarea-vertical-align="middle" draw:auto-grow-height="false" fo:min-height="1.01cm" fo:min-width="3.846cm"/>
    </style:style>
    <style:style style:name="gr4" style:family="graphic" style:parent-style-name="standard">
      <style:graphic-properties draw:textarea-horizontal-align="justify" draw:textarea-vertical-align="middle" draw:auto-grow-height="false" fo:min-height="2.05cm" fo:min-width="2.05cm"/>
    </style:style>
    <style:style style:name="gr5" style:family="graphic" style:parent-style-name="standard">
      <style:graphic-properties draw:textarea-horizontal-align="justify" draw:textarea-vertical-align="middle" draw:auto-grow-height="false" fo:min-height="1.136cm" fo:min-width="2.964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7cm" fo:min-width="1.7cm"/>
    </style:style>
    <style:style style:name="gr8" style:family="graphic" style:parent-style-name="standard">
      <style:graphic-properties draw:textarea-horizontal-align="justify" draw:textarea-vertical-align="middle" draw:auto-grow-height="false" fo:min-height="0.821cm" fo:min-width="2.396cm"/>
    </style:style>
    <style:style style:name="gr9" style:family="graphic" style:parent-style-name="standard">
      <style:graphic-properties draw:textarea-horizontal-align="justify" draw:textarea-vertical-align="middle" draw:auto-grow-height="false" fo:min-height="1.01cm" fo:min-width="3.278cm"/>
    </style:style>
    <style:style style:name="gr10" style:family="graphic" style:parent-style-name="standard">
      <style:graphic-properties draw:textarea-horizontal-align="justify" draw:textarea-vertical-align="middle" draw:auto-grow-height="false" fo:min-height="1.59cm" fo:min-width="5.228cm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11cm" svg:height="3.4cm" svg:x="4.7cm" svg:y="2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1cm" svg:height="2cm" svg:x="6.1cm" svg:y="7cm">
          <text:p text:style-name="P1">Podaj x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9cm" svg:height="2cm" svg:x="5.9cm" svg:y="10.5cm">
          <text:p text:style-name="P1">Podaj 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2" draw:id="id2" draw:layer="layout" svg:width="5.1cm" svg:height="4.6cm" svg:x="7.3cm" svg:y="13.8cm">
          <text:p text:style-name="P1">X &gt; 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" draw:id="id1" draw:layer="layout" svg:width="5.5cm" svg:height="2.2cm" svg:x="1.8cm" svg:y="20.8cm">
          <text:p text:style-name="P1">Drukuj X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svg:x1="5.238cm" svg:y1="20.8cm" svg:x2="7.3cm" svg:y2="16.1cm" draw:start-shape="id1" draw:start-glue-point="4" draw:end-shape="id2" draw:end-glue-point="5" svg:d="M5238 20800v-4700h2062" svg:viewBox="0 0 2063 4701">
          <text:p text:style-name="P1">Prawda</text:p>
        </draw:connector>
        <draw:custom-shape draw:style-name="gr7" draw:text-style-name="P1" xml:id="id3" draw:id="id3" draw:layer="layout" svg:width="4.4cm" svg:height="3.9cm" svg:x="15cm" svg:y="18.9cm">
          <text:p text:style-name="P1">y&gt;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svg:x1="12.4cm" svg:y1="16.1cm" svg:x2="17.2cm" svg:y2="18.9cm" draw:start-shape="id2" draw:start-glue-point="7" draw:end-shape="id3" draw:end-glue-point="4" svg:d="M12400 16100h4800v2800" svg:viewBox="0 0 4801 2801">
          <text:p text:style-name="P1">Fałsz</text:p>
        </draw:connector>
        <draw:custom-shape draw:style-name="gr8" draw:text-style-name="P1" xml:id="id4" draw:id="id4" draw:layer="layout" svg:width="4.6cm" svg:height="1.7cm" svg:x="10.5cm" svg:y="24cm">
          <text:p text:style-name="P1">Drukuj 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1" xml:id="id5" draw:id="id5" draw:layer="layout" svg:width="6cm" svg:height="2cm" svg:x="17.7cm" svg:y="24.1cm">
          <text:p text:style-name="P1">Drukuj obydwi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svg:x1="15cm" svg:y1="20.85cm" svg:x2="12.8cm" svg:y2="24cm" draw:start-shape="id3" draw:start-glue-point="5" draw:end-shape="id4" draw:end-glue-point="5" svg:d="M15000 20850h-2200v3150" svg:viewBox="0 0 2201 3151">
          <text:p text:style-name="P1">Prawda</text:p>
        </draw:connector>
        <draw:connector draw:style-name="gr6" draw:text-style-name="P2" draw:layer="layout" svg:x1="19.4cm" svg:y1="20.85cm" svg:x2="20.7cm" svg:y2="24.1cm" draw:start-shape="id3" draw:start-glue-point="7" draw:end-shape="id5" svg:d="M19400 20850h1300v3250" svg:viewBox="0 0 1301 3251">
          <text:p text:style-name="P1">Fałsz</text:p>
        </draw:connector>
        <draw:custom-shape draw:style-name="gr10" draw:text-style-name="P1" xml:id="id6" draw:id="id6" draw:layer="layout" svg:width="8.1cm" svg:height="2.6cm" svg:x="6.6cm" svg:y="27.1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svg:x1="4.55cm" svg:y1="23cm" svg:x2="7.786cm" svg:y2="27.48cm" draw:start-shape="id1" draw:start-glue-point="8" draw:end-shape="id6" draw:end-glue-point="5" svg:d="M4550 23000v2051h3236v2429" svg:viewBox="0 0 3237 4481">
          <text:p/>
        </draw:connector>
        <draw:connector draw:style-name="gr11" draw:text-style-name="P2" draw:layer="layout" svg:x1="12.8cm" svg:y1="25.7cm" svg:x2="10.65cm" svg:y2="27.1cm" draw:start-shape="id4" draw:start-glue-point="8" draw:end-shape="id6" draw:end-glue-point="4" svg:d="M12800 25700v701h-2150v699" svg:viewBox="0 0 2151 1401">
          <text:p/>
        </draw:connector>
        <draw:connector draw:style-name="gr11" draw:text-style-name="P2" draw:layer="layout" svg:x1="19.95cm" svg:y1="26.1cm" svg:x2="13.514cm" svg:y2="27.48cm" draw:start-shape="id5" draw:start-glue-point="7" draw:end-shape="id6" draw:end-glue-point="11" svg:d="M19950 26100v502h-3749v-3h-2687v881" svg:viewBox="0 0 6437 1381">
          <text:p/>
        </draw:connector>
        <draw:line draw:style-name="gr12" draw:text-style-name="P2" draw:layer="layout" svg:x1="10.1cm" svg:y1="5.8cm" svg:x2="9.5cm" svg:y2="7.2cm">
          <text:p/>
        </draw:line>
        <draw:line draw:style-name="gr12" draw:text-style-name="P2" draw:layer="layout" svg:x1="9.7cm" svg:y1="8.9cm" svg:x2="9.4cm" svg:y2="10.7cm">
          <text:p/>
        </draw:line>
        <draw:line draw:style-name="gr12" draw:text-style-name="P2" draw:layer="layout" svg:x1="9.5cm" svg:y1="12.5cm" svg:x2="9.9cm" svg:y2="13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33:59.985816613</meta:creation-date>
    <dc:date>2019-09-16T09:30:03.260526951</dc:date>
    <meta:editing-duration>PT22M43S</meta:editing-duration>
    <meta:editing-cycles>2</meta:editing-cycles>
    <meta:generator>LibreOffice/6.0.7.3$Linux_X86_64 LibreOffice_project/00m0$Build-3</meta:generator>
    <meta:document-statistic meta:object-count="19"/>
  </office:meta>
</office:document-meta>
</file>